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" svg:font-family="Lucidasans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2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2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2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2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2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3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4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5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2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3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style:font-name="Arial" style:font-name-asian="Times New Roman" style:font-name-complex="Lucidasans" fo:font-weight="bold" style:font-weight-asian="bold" style:font-weight-complex="bold" fo:font-variant="small-caps" fo:font-size="10pt" style:font-size-asian="10pt" style:font-size-complex="10pt" fo:language="es"/>
    </style:style>
    <style:style style:name="P45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2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3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4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5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2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3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4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5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7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7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73" style:family="table-column">
      <style:table-column-properties style:column-width="2.375in" style:use-optimal-column-width="false"/>
    </style:style>
    <style:style style:name="TableColumn74" style:family="table-column">
      <style:table-column-properties style:column-width="2.0833in" style:use-optimal-column-width="false"/>
    </style:style>
    <style:style style:name="TableColumn75" style:family="table-column">
      <style:table-column-properties style:column-width="2.2583in" style:use-optimal-column-width="false"/>
    </style:style>
    <style:style style:name="Table72" style:family="table">
      <style:table-properties style:width="6.7166in" fo:margin-left="0.0381in" table:align="left"/>
    </style:style>
    <style:style style:name="TableRow76" style:family="table-row">
      <style:table-row-properties style:row-height="0.2277in" style:use-optimal-row-height="false"/>
    </style:style>
    <style:style style:name="TableCell77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Cell79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Cell81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Row83" style:family="table-row">
      <style:table-row-properties style:row-height="0.234in"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P90" style:parent-style-name="Normal" style:family="paragraph">
      <style:paragraph-properties fo:text-align="center"/>
      <style:text-properties style:font-name-complex="Tahoma"/>
    </style:style>
    <style:style style:name="P9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93" style:family="table-column">
      <style:table-column-properties style:column-width="6.7131in" style:use-optimal-column-width="false"/>
    </style:style>
    <style:style style:name="Table92" style:family="table">
      <style:table-properties style:width="6.7131in" fo:margin-left="0.0381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96" style:parent-style-name="Normal" style:family="paragraph">
      <style:paragraph-properties style:snap-to-layout-grid="false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98" style:family="table-column">
      <style:table-column-properties style:column-width="1.4076in" style:use-optimal-column-width="false"/>
    </style:style>
    <style:style style:name="TableColumn99" style:family="table-column">
      <style:table-column-properties style:column-width="4.7569in" style:use-optimal-column-width="false"/>
    </style:style>
    <style:style style:name="Table97" style:family="table">
      <style:table-properties style:width="6.1645in" fo:margin-left="0.102in" table:align="left"/>
    </style:style>
    <style:style style:name="TableRow100" style:family="table-row">
      <style:table-row-properties style:min-row-height="0.2222in"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0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0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0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05" style:family="table-row">
      <style:table-row-properties style:min-row-height="0.2222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0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0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10" style:family="table-row">
      <style:table-row-properties style:min-row-height="0.2222in"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15" style:family="table-row">
      <style:table-row-properties style:min-row-height="0.2222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1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20" style:family="table-row">
      <style:table-row-properties style:min-row-height="0.2222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2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25" style:family="table-row">
      <style:table-row-properties style:min-row-height="0.2222in"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2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30" style:family="table-row">
      <style:table-row-properties style:min-row-height="0.2222in"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3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3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35" style:family="table-row">
      <style:table-row-properties style:min-row-height="0.2222in"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3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3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40" style:family="table-row">
      <style:table-row-properties style:min-row-height="0.2222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4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45" style:family="table-row">
      <style:table-row-properties style:min-row-height="0.2222in"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4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9" style:parent-style-name="Normal" style:family="paragraph">
      <style:paragraph-properties style:snap-to-layout-grid="false"/>
    </style:style>
    <style:style style:name="T150" style:parent-style-name="Fuentedepárrafopredeter.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T151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P152" style:parent-style-name="Normal" style:family="paragraph">
      <style:paragraph-properties style:snap-to-layout-grid="false"/>
    </style:style>
    <style:style style:name="T153" style:parent-style-name="Fuentedepárrafopredeter.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T154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P155" style:parent-style-name="Normal" style:family="paragraph">
      <style:paragraph-properties style:snap-to-layout-grid="false"/>
    </style:style>
    <style:style style:name="T156" style:parent-style-name="Fuentedepárrafopredeter.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T157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T158" style:parent-style-name="Fuentedepárrafopredeter.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T159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T160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TableRow161" style:family="table-row">
      <style:table-row-properties style:min-row-height="0.2222in"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6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65" style:parent-style-name="Normal" style:family="paragraph">
      <style:paragraph-properties style:snap-to-layout-grid="false"/>
      <style:text-properties style:font-name="Arial" style:font-name-complex="Tahoma" fo:font-size="10pt" style:font-size-asian="10pt" style:font-size-complex="10pt" fo:language="es"/>
    </style:style>
    <style:style style:name="TableRow166" style:family="table-row">
      <style:table-row-properties style:min-row-height="0.2222in"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0" style:parent-style-name="Normal" style:family="paragraph">
      <style:paragraph-properties style:snap-to-layout-grid="false"/>
      <style:text-properties style:font-name="Arial" style:font-name-complex="Tahoma" fo:font-size="10pt" style:font-size-asian="10pt" style:font-size-complex="10pt" fo:language="es"/>
    </style:style>
    <style:style style:name="TableRow171" style:family="table-row">
      <style:table-row-properties style:min-row-height="0.2222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7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5" style:parent-style-name="Normal" style:family="paragraph">
      <style:paragraph-properties style:snap-to-layout-grid="false"/>
      <style:text-properties style:font-name="Arial" style:font-name-complex="Tahoma" fo:font-size="10pt" style:font-size-asian="10pt" style:font-size-complex="10pt" fo:language="es"/>
    </style:style>
    <style:style style:name="P176" style:parent-style-name="Normal" style:family="paragraph">
      <style:paragraph-properties fo:break-before="page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178" style:family="table-column">
      <style:table-column-properties style:column-width="6.7131in" style:use-optimal-column-width="false"/>
    </style:style>
    <style:style style:name="Table177" style:family="table">
      <style:table-properties style:width="6.7131in" fo:margin-left="0.0381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81" style:parent-style-name="Normal" style:family="paragraph">
      <style:paragraph-properties style:snap-to-layout-grid="false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182" style:parent-style-name="Normal" style:family="paragraph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P183" style:parent-style-name="Normal" style:family="paragraph"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185" style:family="table-column">
      <style:table-column-properties style:column-width="1.0138in" style:use-optimal-column-width="false"/>
    </style:style>
    <style:style style:name="TableColumn186" style:family="table-column">
      <style:table-column-properties style:column-width="5.1506in" style:use-optimal-column-width="false"/>
    </style:style>
    <style:style style:name="Table184" style:family="table">
      <style:table-properties style:width="6.1645in" fo:margin-left="0.102in" table:align="left"/>
    </style:style>
    <style:style style:name="TableRow187" style:family="table-row">
      <style:table-row-properties style:min-row-height="0.2222in" style:use-optimal-row-height="false"/>
    </style:style>
    <style:style style:name="TableCell188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89" style:parent-style-name="Título3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9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91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92" style:family="table-row">
      <style:table-row-properties style:min-row-height="0.2222in"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94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0.0034in solid #000000" fo:background-color="#E6E6E6" fo:padding-top="0in" fo:padding-left="0.0486in" fo:padding-bottom="0in" fo:padding-right="0.0486in"/>
    </style:style>
    <style:style style:name="TableRow196" style:family="table-row">
      <style:table-row-properties style:min-row-height="0.2222in"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198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199" style:family="table-cell">
      <style:table-cell-properties fo:border-top="none" fo:border-left="0.0034in solid #000000" fo:border-bottom="0.0034in solid #000000" fo:border-right="0.0034in solid #000000" fo:padding-top="0in" fo:padding-left="0.0486in" fo:padding-bottom="0in" fo:padding-right="0.0486in"/>
    </style:style>
    <style:style style:name="T200" style:parent-style-name="Fuentedepárrafopredeter." style:family="text">
      <style:text-properties style:font-name="Arial" style:font-name-asian="Times New Roman" fo:font-size="10pt" style:font-size-asian="10pt" style:font-size-complex="10pt" fo:language="es"/>
    </style:style>
    <style:style style:name="T201" style:parent-style-name="Fuentedepárrafopredeter." style:family="text">
      <style:text-properties style:font-name="Arial" style:font-name-asian="Times New Roman" fo:font-size="10pt" style:font-size-asian="10pt" style:font-size-complex="10pt" fo:language="es"/>
    </style:style>
    <style:style style:name="T202" style:parent-style-name="Fuentedepárrafopredeter." style:family="text">
      <style:text-properties style:font-name="Arial" style:font-name-asian="Times New Roman" fo:font-size="10pt" style:font-size-asian="10pt" style:font-size-complex="10pt" fo:language="es"/>
    </style:style>
    <style:style style:name="T203" style:parent-style-name="Fuentedepárrafopredeter." style:family="text">
      <style:text-properties style:font-name="Arial" style:font-name-asian="Times New Roman" fo:font-size="10pt" style:font-size-asian="10pt" style:font-size-complex="10pt" fo:language="es"/>
    </style:style>
    <style:style style:name="T204" style:parent-style-name="Fuentedepárrafopredeter." style:family="text">
      <style:text-properties style:font-name="Arial" style:font-name-asian="Times New Roman" fo:font-size="10pt" style:font-size-asian="10pt" style:font-size-complex="10pt" fo:language="es"/>
    </style:style>
    <style:style style:name="TableRow205" style:family="table-row">
      <style:table-row-properties style:min-row-height="0.2222in"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07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0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0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/>
    </style:style>
    <style:style style:name="TableRow210" style:family="table-row">
      <style:table-row-properties style:min-row-height="0.2222in"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12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1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1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/>
    </style:style>
    <style:style style:name="TableRow215" style:family="table-row">
      <style:table-row-properties style:min-row-height="0.2222in"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17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1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1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/>
    </style:style>
    <style:style style:name="P220" style:parent-style-name="Normal" style:family="paragraph">
      <style:paragraph-properties fo:break-before="page"/>
      <style:text-properties style:font-name-complex="Tahoma"/>
    </style:style>
    <style:style style:name="TableColumn222" style:family="table-column">
      <style:table-column-properties style:column-width="6.7131in" style:use-optimal-column-width="false"/>
    </style:style>
    <style:style style:name="Table221" style:family="table">
      <style:table-properties style:width="6.7131in" fo:margin-left="0.0381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25" style:parent-style-name="Título5" style:family="paragraph">
      <style:paragraph-properties style:snap-to-layout-grid="false" fo:text-align="start" fo:margin-left="0.0986in">
        <style:tab-stops>
          <style:tab-stop style:type="left" style:position="-0.0986in"/>
          <style:tab-stop style:type="left" style:position="0in"/>
        </style:tab-stops>
      </style:paragraph-properties>
      <style:text-properties style:font-name="Arial" style:font-name-asian="Times New Roman" fo:font-variant="small-caps" fo:font-size="10pt" style:font-size-asian="10pt" style:font-size-complex="10pt" fo:language="es" style:language-asian="ar" style:country-asian="SA"/>
    </style:style>
    <style:style style:name="P226" style:parent-style-name="Normal" style:family="paragraph">
      <style:paragraph-properties fo:margin-left="0.0986in">
        <style:tab-stops>
          <style:tab-stop style:type="left" style:position="0in"/>
        </style:tab-stops>
      </style:paragraph-properties>
      <style:text-properties style:font-name-complex="Tahoma"/>
    </style:style>
    <style:style style:name="TableColumn228" style:family="table-column">
      <style:table-column-properties style:column-width="1.0138in" style:use-optimal-column-width="false"/>
    </style:style>
    <style:style style:name="TableColumn229" style:family="table-column">
      <style:table-column-properties style:column-width="5.1506in" style:use-optimal-column-width="false"/>
    </style:style>
    <style:style style:name="Table227" style:family="table">
      <style:table-properties style:width="6.1645in" fo:margin-left="0.102in" table:align="left"/>
    </style:style>
    <style:style style:name="TableRow230" style:family="table-row">
      <style:table-row-properties style:min-row-height="0.2222in" style:use-optimal-row-height="false"/>
    </style:style>
    <style:style style:name="TableCell23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32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233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34" style:parent-style-name="Título3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Row235" style:family="table-row">
      <style:table-row-properties style:min-row-height="0.2222in"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37" style:parent-style-name="Normal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 fo:language="es" style:language-asian="ar" style:country-asian="SA"/>
    </style:style>
    <style:style style:name="TableCell238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39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240" style:family="table-row">
      <style:table-row-properties style:min-row-height="0.2222in"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42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4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4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45" style:family="table-row">
      <style:table-row-properties style:min-row-height="0.2222in"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47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4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4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50" style:family="table-row">
      <style:table-row-properties style:min-row-height="0.2222in"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52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5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5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55" style:family="table-row">
      <style:table-row-properties style:min-row-height="0.2222in"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57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5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59" style:parent-style-name="Normal" style:family="paragraph">
      <style:paragraph-properties style:snap-to-layout-grid="false"/>
    </style:style>
    <style:style style:name="T260" style:parent-style-name="Fuentedepárrafopredeter." style:family="text"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261" style:parent-style-name="Fuentedepárrafopredeter.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font-size="10pt" style:font-size-asian="10pt" style:font-size-complex="10pt" fo:language="es"/>
    </style:style>
    <style:style style:name="T262" style:parent-style-name="Fuentedepárrafopredeter.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font-size="10pt" style:font-size-asian="10pt" style:font-size-complex="10pt" fo:language="es"/>
    </style:style>
    <style:style style:name="TableRow263" style:family="table-row">
      <style:table-row-properties style:min-row-height="0.2222in"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65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26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67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olumn269" style:family="table-column">
      <style:table-column-properties style:column-width="1.0138in" style:use-optimal-column-width="false"/>
    </style:style>
    <style:style style:name="TableColumn270" style:family="table-column">
      <style:table-column-properties style:column-width="5.1506in" style:use-optimal-column-width="false"/>
    </style:style>
    <style:style style:name="Table268" style:family="table">
      <style:table-properties style:width="6.1645in" fo:margin-left="0.102in" table:align="left"/>
    </style:style>
    <style:style style:name="TableRow271" style:family="table-row">
      <style:table-row-properties style:min-row-height="0.2222in" style:use-optimal-row-height="false"/>
    </style:style>
    <style:style style:name="TableCell27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73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274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7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276" style:family="table-row">
      <style:table-row-properties style:min-row-height="0.2222in"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78" style:parent-style-name="Normal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 fo:language="es" style:language-asian="ar" style:country-asian="SA"/>
    </style:style>
    <style:style style:name="TableCell279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80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281" style:family="table-row">
      <style:table-row-properties style:min-row-height="0.2222in"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3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8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85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86" style:family="table-row">
      <style:table-row-properties style:min-row-height="0.2222in"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8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8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90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91" style:family="table-row">
      <style:table-row-properties style:min-row-height="0.2222in"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93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29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95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96" style:family="table-row">
      <style:table-row-properties style:min-row-height="0.2222in"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98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9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00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olumn302" style:family="table-column">
      <style:table-column-properties style:column-width="1.0138in" style:use-optimal-column-width="false"/>
    </style:style>
    <style:style style:name="TableColumn303" style:family="table-column">
      <style:table-column-properties style:column-width="5.1506in" style:use-optimal-column-width="false"/>
    </style:style>
    <style:style style:name="Table301" style:family="table">
      <style:table-properties style:width="6.1645in" fo:margin-left="0.102in" table:align="left"/>
    </style:style>
    <style:style style:name="TableRow304" style:family="table-row">
      <style:table-row-properties style:min-row-height="0.2222in" style:use-optimal-row-height="false"/>
    </style:style>
    <style:style style:name="TableCell30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06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307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0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309" style:family="table-row">
      <style:table-row-properties style:min-row-height="0.2222in"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11" style:parent-style-name="Normal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 fo:language="es" style:language-asian="ar" style:country-asian="SA"/>
    </style:style>
    <style:style style:name="TableCell312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31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314" style:family="table-row">
      <style:table-row-properties style:min-row-height="0.2222in"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16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1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18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19" style:family="table-row">
      <style:table-row-properties style:min-row-height="0.2222in"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21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2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23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24" style:family="table-row">
      <style:table-row-properties style:min-row-height="0.2222in"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26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32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28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29" style:family="table-row">
      <style:table-row-properties style:min-row-height="0.2222in"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31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3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33" style:parent-style-name="Normal" style:family="paragraph">
      <style:paragraph-properties style:snap-to-layout-grid="false"/>
    </style:style>
    <style:style style:name="T334" style:parent-style-name="Fuentedepárrafopredeter." style:family="text"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335" style:parent-style-name="Fuentedepárrafopredeter.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font-size="10pt" style:font-size-asian="10pt" style:font-size-complex="10pt" fo:language="es"/>
    </style:style>
    <style:style style:name="TableRow336" style:family="table-row">
      <style:table-row-properties style:min-row-height="0.2222in"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38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3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40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P341" style:parent-style-name="Normal" style:family="paragraph">
      <style:paragraph-properties fo:break-before="page"/>
      <style:text-properties style:font-name-complex="Tahoma"/>
    </style:style>
    <style:style style:name="TableColumn343" style:family="table-column">
      <style:table-column-properties style:column-width="6.7131in" style:use-optimal-column-width="false"/>
    </style:style>
    <style:style style:name="Table342" style:family="table">
      <style:table-properties style:width="6.7131in" fo:margin-left="0.0381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346" style:parent-style-name="Título5" style:family="paragraph">
      <style:paragraph-properties style:snap-to-layout-grid="false" fo:text-align="start" fo:margin-left="0.0986in">
        <style:tab-stops>
          <style:tab-stop style:type="left" style:position="-0.0986in"/>
          <style:tab-stop style:type="left" style:position="0in"/>
        </style:tab-stops>
      </style:paragraph-properties>
      <style:text-properties style:font-name="Arial" style:font-name-asian="Times New Roman" fo:font-variant="small-caps" fo:font-size="10pt" style:font-size-asian="10pt" style:font-size-complex="10pt" fo:language="es" style:language-asian="ar" style:country-asian="SA"/>
    </style:style>
    <style:style style:name="P347" style:parent-style-name="Normal" style:family="paragraph">
      <style:paragraph-properties fo:margin-left="0.0986in">
        <style:tab-stops>
          <style:tab-stop style:type="left" style:position="0in"/>
        </style:tab-stops>
      </style:paragraph-properties>
      <style:text-properties style:font-name-complex="Tahoma"/>
    </style:style>
    <style:style style:name="TableColumn349" style:family="table-column">
      <style:table-column-properties style:column-width="1.0131in" style:use-optimal-column-width="false"/>
    </style:style>
    <style:style style:name="TableColumn350" style:family="table-column">
      <style:table-column-properties style:column-width="0.9687in" style:use-optimal-column-width="false"/>
    </style:style>
    <style:style style:name="TableColumn351" style:family="table-column">
      <style:table-column-properties style:column-width="4.1798in" style:use-optimal-column-width="false"/>
    </style:style>
    <style:style style:name="Table348" style:family="table">
      <style:table-properties style:width="6.1618in" fo:margin-left="0.102in" table:align="left"/>
    </style:style>
    <style:style style:name="TableRow352" style:family="table-row">
      <style:table-row-properties style:min-row-height="0.2222in" style:use-optimal-row-height="false"/>
    </style:style>
    <style:style style:name="TableCell35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54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35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56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357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5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359" style:family="table-row">
      <style:table-row-properties style:min-row-height="0.2222in"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61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62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63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6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65" style:parent-style-name="Normal" style:family="paragraph">
      <style:paragraph-properties style:snap-to-layout-grid="false" fo:margin-top="0.0395in" fo:margin-left="0.4923in" fo:margin-right="-0.002in">
        <style:tab-stops/>
      </style:paragraph-properties>
    </style:style>
    <style:style style:name="T366" style:parent-style-name="Fuentedepárrafopredeter." style:family="text"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367" style:parent-style-name="Fuentedepárrafopredeter." style:family="text">
      <style:text-properties style:font-name="Arial" style:font-name-asian="Times New Roman" fo:font-weight="bold" style:font-weight-asian="bold" fo:font-size="10pt" style:font-size-asian="10pt" style:font-size-complex="10pt" fo:language="es" style:language-asian="ar" style:country-asian="SA"/>
    </style:style>
    <style:style style:name="P368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69" style:family="table-row">
      <style:table-row-properties style:min-row-height="0.2222in"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71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372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73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7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75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P376" style:parent-style-name="Normal" style:family="paragraph">
      <style:paragraph-properties style:snap-to-layout-grid="false" fo:margin-top="0.0395in" fo:margin-left="0.4923in" fo:margin-right="-0.002in">
        <style:tab-stops>
          <style:tab-stop style:type="left" style:position="1.1645in"/>
          <style:tab-stop style:type="left" style:position="1.309in"/>
        </style:tab-stops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77" style:family="table-row">
      <style:table-row-properties style:min-row-height="0.2222in"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7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8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81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8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83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84" style:family="table-row">
      <style:table-row-properties style:min-row-height="0.2222in"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86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8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88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8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90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P391" style:parent-style-name="Normal" style:family="paragraph">
      <style:paragraph-properties fo:break-before="page"/>
      <style:text-properties style:font-name-complex="Tahoma"/>
    </style:style>
    <style:style style:name="TableColumn393" style:family="table-column">
      <style:table-column-properties style:column-width="6.7131in" style:use-optimal-column-width="false"/>
    </style:style>
    <style:style style:name="Table392" style:family="table">
      <style:table-properties style:width="6.7131in" fo:margin-left="0.0381in" table:align="lef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396" style:parent-style-name="Título5" style:family="paragraph">
      <style:paragraph-properties style:snap-to-layout-grid="false" fo:text-align="start" fo:margin-left="0.0986in">
        <style:tab-stops>
          <style:tab-stop style:type="left" style:position="-0.0986in"/>
          <style:tab-stop style:type="left" style:position="0in"/>
        </style:tab-stops>
      </style:paragraph-properties>
      <style:text-properties style:font-name="Arial" style:font-name-asian="Times New Roman" fo:font-variant="small-caps" fo:font-size="10pt" style:font-size-asian="10pt" style:font-size-complex="10pt" fo:language="es" style:language-asian="ar" style:country-asian="SA"/>
    </style:style>
    <style:style style:name="P397" style:parent-style-name="Normal" style:family="paragraph">
      <style:paragraph-properties fo:margin-left="0.0986in">
        <style:tab-stops>
          <style:tab-stop style:type="left" style:position="0in"/>
        </style:tab-stops>
      </style:paragraph-properties>
      <style:text-properties style:font-name-complex="Tahoma"/>
    </style:style>
    <style:style style:name="TableColumn399" style:family="table-column">
      <style:table-column-properties style:column-width="1.0138in" style:use-optimal-column-width="false"/>
    </style:style>
    <style:style style:name="TableColumn400" style:family="table-column">
      <style:table-column-properties style:column-width="5.1506in" style:use-optimal-column-width="false"/>
    </style:style>
    <style:style style:name="Table398" style:family="table">
      <style:table-properties style:width="6.1645in" fo:margin-left="0.102in" table:align="left"/>
    </style:style>
    <style:style style:name="TableRow401" style:family="table-row">
      <style:table-row-properties style:min-row-height="0.2222in" style:use-optimal-row-height="false"/>
    </style:style>
    <style:style style:name="TableCell40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403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404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0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406" style:family="table-row">
      <style:table-row-properties style:min-row-height="0.2222in"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08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0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410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olumn412" style:family="table-column">
      <style:table-column-properties style:column-width="6.7131in" style:use-optimal-column-width="false"/>
    </style:style>
    <style:style style:name="Table411" style:family="table">
      <style:table-properties style:width="6.7131in" fo:margin-left="0.0381in" table:align="lef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415" style:parent-style-name="Título5" style:family="paragraph">
      <style:paragraph-properties style:snap-to-layout-grid="false" fo:text-align="start" fo:margin-left="0.0986in">
        <style:tab-stops>
          <style:tab-stop style:type="left" style:position="-0.0986in"/>
          <style:tab-stop style:type="left" style:position="0in"/>
        </style:tab-stops>
      </style:paragraph-properties>
      <style:text-properties style:font-name="Arial" style:font-name-asian="Times New Roman" fo:font-variant="small-caps" fo:font-size="10pt" style:font-size-asian="10pt" style:font-size-complex="10pt" fo:language="es" style:language-asian="ar" style:country-asian="SA"/>
    </style:style>
    <style:style style:name="P416" style:parent-style-name="Normal" style:family="paragraph">
      <style:paragraph-properties fo:margin-left="0.0986in">
        <style:tab-stops>
          <style:tab-stop style:type="left" style:position="0in"/>
        </style:tab-stops>
      </style:paragraph-properties>
      <style:text-properties style:font-name-complex="Tahoma"/>
    </style:style>
    <style:style style:name="TableColumn418" style:family="table-column">
      <style:table-column-properties style:column-width="1.7027in" style:use-optimal-column-width="false"/>
    </style:style>
    <style:style style:name="TableColumn419" style:family="table-column">
      <style:table-column-properties style:column-width="0.984in" style:use-optimal-column-width="false"/>
    </style:style>
    <style:style style:name="TableColumn420" style:family="table-column">
      <style:table-column-properties style:column-width="3.4777in" style:use-optimal-column-width="false"/>
    </style:style>
    <style:style style:name="Table417" style:family="table">
      <style:table-properties style:width="6.1645in" fo:margin-left="0.102in" table:align="left"/>
    </style:style>
    <style:style style:name="TableRow421" style:family="table-row">
      <style:table-row-properties style:min-row-height="0.2222in" style:use-optimal-row-height="false"/>
    </style:style>
    <style:style style:name="TableCell42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423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424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425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426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2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428" style:family="table-row">
      <style:table-row-properties style:min-row-height="0.2222in"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30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3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32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3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43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</office:automatic-styles>
  <office:body>
    <office:text text:use-soft-page-breaks="true">
      <text:p text:style-name="P1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CASO DE USO CU0003 – Manejar Comentarios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Elaboró: Gavasci, Martín</text:p>
          </table:table-cell>
          <table:table-cell table:style-name="TableCell79">
            <text:p text:style-name="P80">Aprobó:<text:s/></text:p>
          </table:table-cell>
          <table:table-cell table:style-name="TableCell81">
            <text:p text:style-name="P82">Revisó:</text:p>
          </table:table-cell>
        </table:table-row>
        <table:table-row table:style-name="TableRow83">
          <table:table-cell table:style-name="TableCell84">
            <text:p text:style-name="P85">Fecha:<text:s/></text:p>
          </table:table-cell>
          <table:table-cell table:style-name="TableCell86">
            <text:p text:style-name="P87">Fecha:<text:s/></text:p>
          </table:table-cell>
          <table:table-cell table:style-name="TableCell88">
            <text:p text:style-name="P89">Fecha:<text:s/></text:p>
          </table:table-cell>
        </table:table-row>
      </table:table>
      <text:p text:style-name="P90"/>
      <text:p text:style-name="P91"/>
      <table:table table:style-name="Table92">
        <table:table-columns>
          <table:table-column table:style-name="TableColumn93"/>
        </table:table-columns>
        <table:table-header-rows>
          <table:table-row table:style-name="TableRow94">
            <table:table-cell table:style-name="TableCell95">
              <text:p text:style-name="P96">Resumen Ejecutivo</text:p>
            </table:table-cell>
          </table:table-row>
        </table:table-header-rows>
      </table:table>
      <text:p text:style-name="Normal"/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h text:style-name="P102" text:outline-level="3">Código</text:h>
          </table:table-cell>
          <table:table-cell table:style-name="TableCell103">
            <text:p text:style-name="P104">CUMG0001</text:p>
          </table:table-cell>
        </table:table-row>
        <table:table-row table:style-name="TableRow105">
          <table:table-cell table:style-name="TableCell106">
            <text:h text:style-name="P107" text:outline-level="3">Paquete</text:h>
          </table:table-cell>
          <table:table-cell table:style-name="TableCell108">
            <text:p text:style-name="P109">General</text:p>
          </table:table-cell>
        </table:table-row>
        <table:table-row table:style-name="TableRow110">
          <table:table-cell table:style-name="TableCell111">
            <text:h text:style-name="P112" text:outline-level="3">Nombre</text:h>
          </table:table-cell>
          <table:table-cell table:style-name="TableCell113">
            <text:p text:style-name="P114">Manejar Comentarios</text:p>
          </table:table-cell>
        </table:table-row>
        <table:table-row table:style-name="TableRow115">
          <table:table-cell table:style-name="TableCell116">
            <text:h text:style-name="P117" text:outline-level="3">Versión</text:h>
          </table:table-cell>
          <table:table-cell table:style-name="TableCell118">
            <text:p text:style-name="P119">1.0</text:p>
          </table:table-cell>
        </table:table-row>
        <table:table-row table:style-name="TableRow120">
          <table:table-cell table:style-name="TableCell121">
            <text:h text:style-name="P122" text:outline-level="3">Prioridad</text:h>
          </table:table-cell>
          <table:table-cell table:style-name="TableCell123">
            <text:p text:style-name="P124">Alta</text:p>
          </table:table-cell>
        </table:table-row>
        <table:table-row table:style-name="TableRow125">
          <table:table-cell table:style-name="TableCell126">
            <text:h text:style-name="P127" text:outline-level="3">Confeccionó</text:h>
          </table:table-cell>
          <table:table-cell table:style-name="TableCell128">
            <text:p text:style-name="P129">Gavasci, Martín</text:p>
          </table:table-cell>
        </table:table-row>
        <table:table-row table:style-name="TableRow130">
          <table:table-cell table:style-name="TableCell131">
            <text:h text:style-name="P132" text:outline-level="3">Relevó</text:h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h text:style-name="P137" text:outline-level="3">Revisó</text:h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h text:style-name="P142" text:outline-level="3">Descripción</text:h>
          </table:table-cell>
          <table:table-cell table:style-name="TableCell143">
            <text:p text:style-name="P144">A través de este caso de uso el sistema administra las diferentes alternativas que se pueden presentar en el<text:s/>momento en que se genere o modifique un comentario.</text:p>
          </table:table-cell>
        </table:table-row>
        <table:table-row table:style-name="TableRow145">
          <table:table-cell table:style-name="TableCell146">
            <text:h text:style-name="P147" text:outline-level="3">Actores</text:h>
          </table:table-cell>
          <table:table-cell table:style-name="TableCell148">
            <text:p text:style-name="P149"><text:span text:style-name="T150">Usuario:<text:s/></text:span><text:span text:style-name="T151">Persona registrada que realiza los comentarios.</text:span></text:p>
            <text:p text:style-name="P152"><text:span text:style-name="T153">Amigo:</text:span><text:span text:style-name="T154"><text:s/>Persona registrada en el sistema que tiene relación de amistad con el usuario.</text:span></text:p>
            <text:p text:style-name="P155"><text:span text:style-name="T156">Administrador:</text:span><text:span text:style-name="T157"><text:s/>Persona con privilegios</text:span><text:span text:style-name="T158"><text:s/></text:span><text:span text:style-name="T159">que<text:s/></text:span><text:span text:style-name="T160">administra el sistema.</text:span></text:p>
          </table:table-cell>
        </table:table-row>
        <table:table-row table:style-name="TableRow161">
          <table:table-cell table:style-name="TableCell162">
            <text:h text:style-name="P163" text:outline-level="3">Frecuencia<text:s/></text:h>
          </table:table-cell>
          <table:table-cell table:style-name="TableCell164">
            <text:p text:style-name="P165">Diariamente</text:p>
          </table:table-cell>
        </table:table-row>
        <table:table-row table:style-name="TableRow166">
          <table:table-cell table:style-name="TableCell167">
            <text:h text:style-name="P168" text:outline-level="3">Comentarios</text:h>
          </table:table-cell>
          <table:table-cell table:style-name="TableCell169">
            <text:p text:style-name="P170">Dentro del caso de uso están incluidas también las modificaciones y eliminación de comentarios.</text:p>
          </table:table-cell>
        </table:table-row>
        <table:table-row table:style-name="TableRow171">
          <table:table-cell table:style-name="TableCell172">
            <text:h text:style-name="P173" text:outline-level="3">Observaciones</text:h>
          </table:table-cell>
          <table:table-cell table:style-name="TableCell174">
            <text:p text:style-name="P175"/>
          </table:table-cell>
        </table:table-row>
      </table:table>
      <text:p text:style-name="P176"/>
      <table:table table:style-name="Table177">
        <table:table-columns>
          <table:table-column table:style-name="TableColumn178"/>
        </table:table-columns>
        <table:table-header-rows>
          <table:table-row table:style-name="TableRow179">
            <table:table-cell table:style-name="TableCell180">
              <text:p text:style-name="P181"><text:s/>Curso Normal</text:p>
            </table:table-cell>
          </table:table-row>
        </table:table-header-rows>
      </table:table>
      <text:p text:style-name="P182">l</text:p>
      <text:p text:style-name="P183"/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h text:style-name="P189" text:outline-level="3">Precondición</text:h>
          </table:table-cell>
          <table:table-cell table:style-name="TableCell190">
            <text:p text:style-name="P191">El usuario debe estar logueado.</text:p>
          </table:table-cell>
        </table:table-row>
        <table:table-row table:style-name="TableRow192">
          <table:table-cell table:style-name="TableCell193">
            <text:p text:style-name="P194">Nº</text:p>
          </table:table-cell>
          <table:table-cell table:style-name="TableCell195">
            <text:p text:style-name="Normal"/>
          </table:table-cell>
        </table:table-row>
        <table:table-row table:style-name="TableRow196">
          <table:table-cell table:style-name="TableCell197">
            <text:p text:style-name="P198">1</text:p>
          </table:table-cell>
          <table:table-cell table:style-name="TableCell199">
            <text:p text:style-name="Normal"><text:span text:style-name="T200">El usuario</text:span><text:span text:style-name="T201"><text:s/>indica que quiere “Agregar</text:span><text:span text:style-name="T202">” o <text:s/>“Eliminar” un c</text:span><text:span text:style-name="T203">omentario en pantalla de Administrar Página Principal, en la pantalla Administrar Muro, o en alguna foto propia o de algún amigo en caso de que lo tenga permitido.</text:span><text:span text:style-name="T204"><text:s/>El Administrador indica que quiere “Eliminar” un comentario.</text:span></text:p>
          </table:table-cell>
        </table:table-row>
        <table:table-row table:style-name="TableRow205">
          <table:table-cell table:style-name="TableCell206">
            <text:p text:style-name="P207">2</text:p>
          </table:table-cell>
          <table:table-cell table:style-name="TableCell208">
            <text:p text:style-name="P209">SI [El usuario selecciona<text:s/>“Agregar” en la pantalla Administrar Muro, en la pantalla de Administrar Página Principal, en alguna foto propia o de algún amigo que se lo permitan] {sf 2.1}</text:p>
          </table:table-cell>
        </table:table-row>
        <table:table-row table:style-name="TableRow210">
          <table:table-cell table:style-name="TableCell211">
            <text:p text:style-name="P212">3</text:p>
          </table:table-cell>
          <table:table-cell table:style-name="TableCell213">
            <text:p text:style-name="P214">SI [El usuario selecciona “Eliminar” en la pantalla Administrar Muro, en la pantalla de Administrar Página Principal, en alguna foto propia o de algún amigo que se lo permitan] {sf 3.1}.<text:s/>Si [El Administrador<text:s/>selecciona “Eliminar” un comentario] {sf 4.1}</text:p>
          </table:table-cell>
        </table:table-row>
        <table:table-row table:style-name="TableRow215">
          <table:table-cell table:style-name="TableCell216">
            <text:p text:style-name="P217">4</text:p>
          </table:table-cell>
          <table:table-cell table:style-name="TableCell218">
            <text:p text:style-name="P219">FIN CASO DE USO</text:p>
          </table:table-cell>
        </table:table-row>
      </table:table>
      <text:p text:style-name="P220"/>
      <table:table table:style-name="Table221">
        <table:table-columns>
          <table:table-column table:style-name="TableColumn222"/>
        </table:table-columns>
        <table:table-header-rows>
          <table:table-row table:style-name="TableRow223">
            <table:table-cell table:style-name="TableCell224">
              <text:h text:style-name="P225" text:outline-level="5">Subflujos</text:h>
            </table:table-cell>
          </table:table-row>
        </table:table-header-rows>
      </table:table>
      <text:p text:style-name="P226"/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sf 2.1</text:p>
          </table:table-cell>
          <table:table-cell table:style-name="TableCell233">
            <text:h text:style-name="P234" text:outline-level="3">Agregar Comentario</text:h>
          </table:table-cell>
        </table:table-row>
        <table:table-row table:style-name="TableRow235">
          <table:table-cell table:style-name="TableCell236">
            <text:p text:style-name="P237">N°</text:p>
          </table:table-cell>
          <table:table-cell table:style-name="TableCell238">
            <text:h text:style-name="P239" text:outline-level="3">Paso</text:h>
          </table:table-cell>
        </table:table-row>
        <table:table-row table:style-name="TableRow240">
          <table:table-cell table:style-name="TableCell241">
            <text:p text:style-name="P242">2.1.1</text:p>
          </table:table-cell>
          <table:table-cell table:style-name="TableCell243">
            <text:p text:style-name="P244">El sistema presenta un formulario {cd 2.1}</text:p>
          </table:table-cell>
        </table:table-row>
        <table:table-row table:style-name="TableRow245">
          <table:table-cell table:style-name="TableCell246">
            <text:p text:style-name="P247">2.1.2</text:p>
          </table:table-cell>
          <table:table-cell table:style-name="TableCell248">
            <text:p text:style-name="P249">Si [El usuario selecciona “Aceptar”] el<text:s/>comentario es publicado</text:p>
          </table:table-cell>
        </table:table-row>
        <table:table-row table:style-name="TableRow250">
          <table:table-cell table:style-name="TableCell251">
            <text:p text:style-name="P252">2.1.3</text:p>
          </table:table-cell>
          <table:table-cell table:style-name="TableCell253">
            <text:p text:style-name="P254">Si [El usuario<text:s/>selecciona “Cancelar”] el comentario no es publicado</text:p>
          </table:table-cell>
        </table:table-row>
        <table:table-row table:style-name="TableRow255">
          <table:table-cell table:style-name="TableCell256">
            <text:p text:style-name="P257">2.1.4</text:p>
          </table:table-cell>
          <table:table-cell table:style-name="TableCell258">
            <text:p text:style-name="P259"><text:span text:style-name="T260">Se envia la notificación correspondiente<text:s/></text:span><text:span text:style-name="T261">&lt;&lt; include</text:span><text:span text:style-name="T262"><text:s/>CU0009_Manejar_Notificaciones &gt;&gt;</text:span></text:p>
          </table:table-cell>
        </table:table-row>
        <table:table-row table:style-name="TableRow263">
          <table:table-cell table:style-name="TableCell264">
            <text:p text:style-name="P265">2.1.5</text:p>
          </table:table-cell>
          <table:table-cell table:style-name="TableCell266">
            <text:p text:style-name="P267">FIN DEL SUBFLUJO</text:p>
          </table:table-cell>
        </table:table-row>
      </table:table>
      <text:p text:style-name="Normal"/>
      <text:p text:style-name="Normal"/>
      <table:table table:style-name="Table268">
        <table:table-columns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sf 3.1</text:p>
          </table:table-cell>
          <table:table-cell table:style-name="TableCell274">
            <text:h text:style-name="P275" text:outline-level="3">Eliminar Comentario</text:h>
          </table:table-cell>
        </table:table-row>
        <table:table-row table:style-name="TableRow276">
          <table:table-cell table:style-name="TableCell277">
            <text:p text:style-name="P278">N°</text:p>
          </table:table-cell>
          <table:table-cell table:style-name="TableCell279">
            <text:h text:style-name="P280" text:outline-level="3">Paso</text:h>
          </table:table-cell>
        </table:table-row>
        <table:table-row table:style-name="TableRow281">
          <table:table-cell table:style-name="TableCell282">
            <text:p text:style-name="P283">3.1.1</text:p>
          </table:table-cell>
          <table:table-cell table:style-name="TableCell284">
            <text:p text:style-name="P285">El sistema presenta una pantalla de confirmación{cd 3.1}</text:p>
          </table:table-cell>
        </table:table-row>
        <table:table-row table:style-name="TableRow286">
          <table:table-cell table:style-name="TableCell287">
            <text:p text:style-name="P288">3.1.2</text:p>
          </table:table-cell>
          <table:table-cell table:style-name="TableCell289">
            <text:p text:style-name="P290">Si [El usuario selecciona “Aceptar”] el comentario es eliminado{cd 3.2}</text:p>
          </table:table-cell>
        </table:table-row>
        <table:table-row table:style-name="TableRow291">
          <table:table-cell table:style-name="TableCell292">
            <text:p text:style-name="P293">3.1.3</text:p>
          </table:table-cell>
          <table:table-cell table:style-name="TableCell294">
            <text:p text:style-name="P295">Si [El usuario selecciona “Cancelar”] el comentario no es eliminado{cd 3.3}</text:p>
          </table:table-cell>
        </table:table-row>
        <table:table-row table:style-name="TableRow296">
          <table:table-cell table:style-name="TableCell297">
            <text:p text:style-name="P298">3.1.4</text:p>
          </table:table-cell>
          <table:table-cell table:style-name="TableCell299">
            <text:p text:style-name="P300">FIN DEL SUBFLUJO</text:p>
          </table:table-cell>
        </table:table-row>
      </table:table>
      <text:p text:style-name="Normal"/>
      <text:p text:style-name="Normal"/>
      <table:table table:style-name="Table301">
        <table:table-columns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sf<text:s/>4.1</text:p>
          </table:table-cell>
          <table:table-cell table:style-name="TableCell307">
            <text:h text:style-name="P308" text:outline-level="3">Eliminar Comentario<text:s/>rol Administrador</text:h>
          </table:table-cell>
        </table:table-row>
        <table:table-row table:style-name="TableRow309">
          <table:table-cell table:style-name="TableCell310">
            <text:p text:style-name="P311">N°</text:p>
          </table:table-cell>
          <table:table-cell table:style-name="TableCell312">
            <text:h text:style-name="P313" text:outline-level="3">Paso</text:h>
          </table:table-cell>
        </table:table-row>
        <table:table-row table:style-name="TableRow314">
          <table:table-cell table:style-name="TableCell315">
            <text:p text:style-name="P316">3.1.1</text:p>
          </table:table-cell>
          <table:table-cell table:style-name="TableCell317">
            <text:p text:style-name="P318">El sistema presenta una pantalla de confirmación{cd 3.1}</text:p>
          </table:table-cell>
        </table:table-row>
        <table:table-row table:style-name="TableRow319">
          <table:table-cell table:style-name="TableCell320">
            <text:p text:style-name="P321">3.1.2</text:p>
          </table:table-cell>
          <table:table-cell table:style-name="TableCell322">
            <text:p text:style-name="P323">Si [El Administrador<text:s/>selecciona “Aceptar”]<text:s/>el comentario es eliminado{cd 3.2}</text:p>
          </table:table-cell>
        </table:table-row>
        <table:table-row table:style-name="TableRow324">
          <table:table-cell table:style-name="TableCell325">
            <text:p text:style-name="P326">3.1.3</text:p>
          </table:table-cell>
          <table:table-cell table:style-name="TableCell327">
            <text:p text:style-name="P328">Si [El<text:s/>Administrador<text:s/>selecciona “Cancelar”] el comentario no es eliminado{cd<text:s/>3.3}</text:p>
          </table:table-cell>
        </table:table-row>
        <table:table-row table:style-name="TableRow329">
          <table:table-cell table:style-name="TableCell330">
            <text:p text:style-name="P331">3.1.4</text:p>
          </table:table-cell>
          <table:table-cell table:style-name="TableCell332">
            <text:p text:style-name="P333"><text:span text:style-name="T334">Se envia la notificación correspondiente<text:s/></text:span><text:span text:style-name="T335">&lt;&lt; include CU0009_Manejar_Notificaciones &gt;&gt;</text:span></text:p>
          </table:table-cell>
        </table:table-row>
        <table:table-row table:style-name="TableRow336">
          <table:table-cell table:style-name="TableCell337">
            <text:p text:style-name="P338">3.1.5</text:p>
          </table:table-cell>
          <table:table-cell table:style-name="TableCell339">
            <text:p text:style-name="P340">FIN DEL SUBFLUJO</text:p>
          </table:table-cell>
        </table:table-row>
      </table:table>
      <text:p text:style-name="P341"/>
      <table:table table:style-name="Table342">
        <table:table-columns>
          <table:table-column table:style-name="TableColumn343"/>
        </table:table-columns>
        <table:table-header-rows>
          <table:table-row table:style-name="TableRow344">
            <table:table-cell table:style-name="TableCell345">
              <text:h text:style-name="P346" text:outline-level="5">Consideraciones de diseño</text:h>
            </table:table-cell>
          </table:table-row>
        </table:table-header-rows>
      </table:table>
      <text:p text:style-name="P347"/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P354">Cod</text:p>
          </table:table-cell>
          <table:table-cell table:style-name="TableCell355">
            <text:p text:style-name="P356">Nombre</text:p>
          </table:table-cell>
          <table:table-cell table:style-name="TableCell357">
            <text:h text:style-name="P358" text:outline-level="3">Descripción</text:h>
          </table:table-cell>
        </table:table-row>
        <table:table-row table:style-name="TableRow359">
          <table:table-cell table:style-name="TableCell360">
            <text:p text:style-name="P361">cd 2.1</text:p>
          </table:table-cell>
          <table:table-cell table:style-name="TableCell362">
            <text:p text:style-name="P363">Agregar<text:s/>Comentario</text:p>
          </table:table-cell>
          <table:table-cell table:style-name="TableCell364">
            <text:p text:style-name="P365"><text:span text:style-name="T366">Escriba su comentario aqui:</text:span><text:span text:style-name="T367">”&lt;comentario&gt;”</text:span></text:p>
            <text:p text:style-name="P368">Aceptar <text:s text:c="18"/>Cancelar</text:p>
          </table:table-cell>
        </table:table-row>
        <table:table-row table:style-name="TableRow369">
          <table:table-cell table:style-name="TableCell370">
            <text:p text:style-name="P371">cd<text:s/>3.1</text:p>
          </table:table-cell>
          <table:table-cell table:style-name="TableCell372">
            <text:p text:style-name="P373">Eliminar Comentario</text:p>
          </table:table-cell>
          <table:table-cell table:style-name="TableCell374">
            <text:p text:style-name="P375">¿Desea eliminar<text:s/>definitivamente este comentario?</text:p>
            <text:p text:style-name="P376">Aceptar <text:s text:c="18"/>Cancelar</text:p>
          </table:table-cell>
        </table:table-row>
        <table:table-row table:style-name="TableRow377">
          <table:table-cell table:style-name="TableCell378">
            <text:p text:style-name="P379">cd 3.2</text:p>
          </table:table-cell>
          <table:table-cell table:style-name="TableCell380">
            <text:p text:style-name="P381">Confirmación Eliminar Comentario</text:p>
          </table:table-cell>
          <table:table-cell table:style-name="TableCell382">
            <text:p text:style-name="P383">El comentario ha sido eliminado.</text:p>
          </table:table-cell>
        </table:table-row>
        <table:table-row table:style-name="TableRow384">
          <table:table-cell table:style-name="TableCell385">
            <text:p text:style-name="P386">cd 3.3</text:p>
          </table:table-cell>
          <table:table-cell table:style-name="TableCell387">
            <text:p text:style-name="P388">Cancelación Eliminar Comentario</text:p>
          </table:table-cell>
          <table:table-cell table:style-name="TableCell389">
            <text:p text:style-name="P390">No se ha eliminado nada…</text:p>
          </table:table-cell>
        </table:table-row>
      </table:table>
      <text:p text:style-name="P391"/>
      <table:table table:style-name="Table392">
        <table:table-columns>
          <table:table-column table:style-name="TableColumn393"/>
        </table:table-columns>
        <table:table-header-rows>
          <table:table-row table:style-name="TableRow394">
            <table:table-cell table:style-name="TableCell395">
              <text:h text:style-name="P396" text:outline-level="5">Observaciones</text:h>
            </table:table-cell>
          </table:table-row>
        </table:table-header-rows>
      </table:table>
      <text:p text:style-name="P397"/>
      <table:table table:style-name="Table398">
        <table:table-columns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p text:style-name="P403">Cod</text:p>
          </table:table-cell>
          <table:table-cell table:style-name="TableCell404">
            <text:h text:style-name="P405" text:outline-level="3">Descripción</text:h>
          </table:table-cell>
        </table:table-row>
        <table:table-row table:style-name="TableRow406">
          <table:table-cell table:style-name="TableCell407">
            <text:p text:style-name="P408">{Ob n}</text:p>
          </table:table-cell>
          <table:table-cell table:style-name="TableCell409">
            <text:p text:style-name="P410"/>
          </table:table-cell>
        </table:table-row>
      </table:table>
      <text:p text:style-name="Normal"/>
      <table:table table:style-name="Table411">
        <table:table-columns>
          <table:table-column table:style-name="TableColumn412"/>
        </table:table-columns>
        <table:table-header-rows>
          <table:table-row table:style-name="TableRow413">
            <table:table-cell table:style-name="TableCell414">
              <text:h text:style-name="P415" text:outline-level="5">Documentación anexa</text:h>
            </table:table-cell>
          </table:table-row>
        </table:table-header-rows>
      </table:table>
      <text:p text:style-name="P416"/>
      <table:table table:style-name="Table417">
        <table:table-columns>
          <table:table-column table:style-name="TableColumn418"/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p text:style-name="P423">Nombre</text:p>
          </table:table-cell>
          <table:table-cell table:style-name="TableCell424">
            <text:p text:style-name="P425">Tipo</text:p>
          </table:table-cell>
          <table:table-cell table:style-name="TableCell426">
            <text:h text:style-name="P427" text:outline-level="3">Nombre/Lugar</text:h>
          </table:table-cell>
        </table:table-row>
        <table:table-row table:style-name="TableRow428"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" svg:font-family="Lucidasans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Tahoma" fo:color="#0000FF" fo:language="es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Tahoma" fo:font-weight="bold" style:font-weight-asian="bold" fo:language="e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fo:font-weight="bold" style:font-weight-asian="bold" fo:hyphenate="false"/>
    </style:style>
    <style:style style:name="Normal" style:display-name="Normal" style:family="paragraph">
      <style:paragraph-properties fo:widows="0" fo:orphans="0"/>
      <style:text-properties style:font-name-asian="DejaVu Sans"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Hipervínculo" style:display-name="Hipervínculo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cabezado1" style:display-name="Encabezado1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Lista" style:display-name="Lista" style:family="paragraph" style:parent-style-name="Textoindependiente">
      <style:text-properties style:font-name-complex="Tahoma" fo:hyphenate="false"/>
    </style:style>
    <style:style style:name="Etiqueta" style:display-name="Etiqueta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Tahoma" fo:hyphenate="false"/>
    </style:style>
    <style:style style:name="Heading" style:display-name="Heading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Epígrafe" style:display-name="Epígrafe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umero" style:display-name="Numero" style:family="paragraph" style:parent-style-name="Título3" style:default-outline-level="3">
      <style:paragraph-properties fo:text-align="center"/>
      <style:text-properties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ontenidodelatabla" style:display-name="Contenido de la tabla" style:family="paragraph" style:parent-style-name="Textoindependiente">
      <style:text-properties fo:language="es" fo:hyphenate="false"/>
    </style:style>
    <style:style style:name="Piedepágina" style:display-name="Pie de página" style:family="paragraph" style:parent-style-name="Normal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Encabezadodelatabla" style:display-name="Encabezado de la tabla" style:family="paragraph" style:parent-style-name="Contenidodelatabla">
      <style:paragraph-properties text:number-lines="false"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18in"/>
      </style:header-style>
      <style:footer-style>
        <style:header-footer-properties style:dynamic-spacing="true" fo:min-height="0.3812in"/>
      </style:footer-style>
    </style:page-layout>
    <style:style style:name="TableColumn3" style:family="table-column">
      <style:table-column-properties style:column-width="2.375in" style:use-optimal-column-width="false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2.2583in" style:use-optimal-column-width="false"/>
    </style:style>
    <style:style style:name="Table2" style:family="table">
      <style:table-properties style:width="6.7166in" fo:margin-left="0.0381in" table:align="left"/>
    </style:style>
    <style:style style:name="TableRow6" style:family="table-row">
      <style:table-row-properties style:row-height="0.375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Contenidodelatabla" style:family="paragraph">
      <style:paragraph-properties style:snap-to-layout-grid="false" fo:text-align="center"/>
      <style:text-properties style:font-name="Arial" style:font-name-complex="Lucidasans" fo:font-size="10pt" style:font-size-asian="10pt" style:font-size-complex="10pt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Contenidodelatabla" style:family="paragraph">
      <style:paragraph-properties style:snap-to-layout-grid="false" fo:text-align="center" fo:margin-bottom="0in"/>
      <style:text-properties style:font-name="Arial" style:font-name-complex="Lucidasans"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P12" style:parent-style-name="Contenidodelatabla" style:family="paragraph">
      <style:paragraph-properties style:snap-to-layout-grid="false" fo:margin-bottom="0in"/>
      <style:text-properties style:font-name="Arial" style:font-name-complex="Lucidasans" fo:font-size="10pt" style:font-size-asian="10pt" style:font-size-complex="10pt"/>
    </style:style>
    <style:style style:name="P13" style:parent-style-name="Contenidodelatabla" style:family="paragraph">
      <style:paragraph-properties style:snap-to-layout-grid="false" fo:margin-bottom="0in"/>
      <style:text-properties style:font-name="Arial" style:font-name-complex="Lucidasans" fo:font-size="10pt" style:font-size-asian="10pt" style:font-size-complex="10pt"/>
    </style:style>
    <style:style style:name="P14" style:parent-style-name="Contenidodelatabla" style:family="paragraph">
      <style:paragraph-properties style:snap-to-layout-grid="false" fo:margin-bottom="0in"/>
      <style:text-properties style:font-name="Arial" style:font-name-complex="Lucidasans" fo:font-size="10pt" style:font-size-asian="10pt" style:font-size-complex="10pt"/>
    </style:style>
    <style:style style:name="P15" style:parent-style-name="Contenidodelatabla" style:family="paragraph">
      <style:paragraph-properties style:snap-to-layout-grid="false" fo:margin-bottom="0in"/>
      <style:text-properties style:font-name="Arial" style:font-name-complex="Lucidasans" fo:font-size="10pt" style:font-size-asian="10pt" style:font-size-complex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Row19" style:family="table-row">
      <style:table-row-properties style:min-row-height="0.1631in"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" style:parent-style-name="Normal" style:family="paragraph">
      <style:paragraph-properties style:snap-to-layout-grid="false" fo:text-align="center"/>
      <style:text-properties style:font-name="Arial" style:font-name-asian="HG Mincho Light J" style:font-name-complex="Lucidasans" fo:font-weight="bold" style:font-weight-asian="bold" style:font-weight-complex="bold" fo:color="#000000" fo:font-size="10pt" style:font-size-asian="10pt" style:font-size-complex="10pt" fo:language="es"/>
    </style:style>
    <style:style style:name="P22" style:parent-style-name="Piedepágina" style:family="paragraph">
      <style:paragraph-properties fo:text-align="end"/>
    </style:style>
    <style:style style:name="T23" style:parent-style-name="Fuentedepárrafopredeter." style:family="text">
      <style:text-properties style:font-name="Arial" style:font-name-complex="Tahoma" fo:font-size="10pt" style:font-size-asian="10pt" style:font-size-complex="10pt"/>
    </style:style>
    <style:style style:name="T24" style:parent-style-name="Fuentedepárrafopredeter." style:family="text">
      <style:text-properties style:font-name-complex="Tahoma" fo:font-size="10pt" style:font-size-asian="10pt" style:font-size-complex="10pt"/>
    </style:style>
    <style:style style:name="T25" style:parent-style-name="Fuentedepárrafopredeter." style:family="text">
      <style:text-properties style:font-name="Arial" style:font-name-complex="Tahoma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/>
            </table:table-cell>
            <table:table-cell table:style-name="TableCell9" table:number-rows-spanned="2">
              <text:p text:style-name="P10">Especificación de Casos de Uso</text:p>
            </table:table-cell>
            <table:table-cell table:style-name="TableCell11">
              <text:p text:style-name="P12">Código: CU0003</text:p>
              <text:p text:style-name="P13"/>
              <text:p text:style-name="P14"/>
              <text:p text:style-name="P15"/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Versión 1.0</text:p>
            </table:table-cell>
          </table:table-row>
          <table:table-row table:style-name="TableRow19">
            <table:table-cell table:style-name="TableCell20" table:number-columns-spanned="3">
              <text:p text:style-name="P21">Caso de Uso Manejar Comentarios</text:p>
            </table:table-cell>
            <table:covered-table-cell/>
            <table:covered-table-cell/>
          </table:table-row>
        </table:table>
        <text:p text:style-name="Normal"/>
      </style:header>
      <style:footer>
        <text:p text:style-name="P22"><text:span text:style-name="T23">Página<text:s/></text:span><text:span text:style-name="T24"><text:page-number text:fixed="false">4</text:page-number></text:span><text:span text:style-name="T25"><text:s/>de 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ASO DE USO CUGE0001 - ADMINISTRAR INFORMACION DE REFERENCIA</dc:title>
    <meta:initial-creator>Silice</meta:initial-creator>
    <dc:creator>tinchogava</dc:creator>
    <meta:creation-date>2011-06-03T17:46:00Z</meta:creation-date>
    <dc:date>2011-06-17T22:18:00Z</dc:date>
    <meta:print-date>2009-04-20T22:18:00Z</meta:print-date>
    <meta:template xlink:href="Normal" xlink:type="simple"/>
    <meta:editing-cycles>6</meta:editing-cycles>
    <meta:editing-duration>PT17040S</meta:editing-duration>
    <meta:document-statistic meta:page-count="6" meta:paragraph-count="98" meta:word-count="521" meta:character-count="3144" meta:row-count="160" meta:non-whitespace-character-count="2721"/>
  </office:meta>
</office:document-meta>
</file>